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4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8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4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5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9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3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E97132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95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6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7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8"/>
          <table:table-cell office:value-type="string" table:number-columns-spanned="1" table:number-rows-spanned="2" table:style-name="ce99">
            <text:p>test.c</text:p>
          </table:table-cell>
          <table:table-cell table:number-columns-spanned="1" table:number-rows-spanned="2" table:style-name="ce98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9">
            <text:p>Comportement attendu</text:p>
          </table:table-cell>
          <table:table-cell office:value-type="string" table:number-columns-spanned="1" table:number-rows-spanned="2" table:style-name="ce99">
            <text:p>Sortie d'exit (echo $?)</text:p>
          </table:table-cell>
          <table:table-cell office:value-type="string" table:number-columns-spanned="1" table:number-rows-spanned="2" table:style-name="ce99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2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3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5">
            <text:p>Cas d'un variable inexistant</text:p>
            <text:p><text:span text:style-name="T21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1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104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2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$HOME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3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office:value-type="string" table:style-name="ce107">
            <text:p>DIF</text:p>
          </table:table-cell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5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2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53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9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office:value-type="string" table:style-name="ce58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62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62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55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2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62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3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106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3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70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70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106">
            <text:p>BÂTARDS<text:s/><text:span text:style-name="T29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3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106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3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table-cell office:value-type="string" table:number-columns-spanned="1" table:number-rows-spanned="26" table:style-name="ce103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106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8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5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3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<text:span text:style-name="T14">!!!!!</text:span><text:s/>Contenu du fichier a : "Amour Tu es Horrible"</text:p>
            <text:p><text:span text:style-name="T30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91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6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3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103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6-06T19:41:38Z</dc:date>
    <meta:editing-cycles>1</meta:editing-cycles>
    <meta:editing-duration>PT15721S</meta:editing-duration>
  </office:meta>
</office:document-meta>
</file>